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5" manifest:media-type=""/>
  <manifest:file-entry manifest:full-path="ObjectReplacements/OleObj4"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Configurations2/" manifest:media-type="application/vnd.sun.xml.ui.configuration"/>
  <manifest:file-entry manifest:full-path="styles.xml" manifest:media-type="text/xml"/>
  <manifest:file-entry manifest:full-path="OleObj5" manifest:media-type="application/octet-stream"/>
  <manifest:file-entry manifest:full-path="OleObj4" manifest:media-type="application/octet-stream"/>
  <manifest:file-entry manifest:full-path="OleObj3" manifest:media-type="application/octet-stream"/>
  <manifest:file-entry manifest:full-path="OleObj2" manifest:media-type="application/octet-stream"/>
  <manifest:file-entry manifest:full-path="meta.xml" manifest:media-type="text/xml"/>
  <manifest:file-entry manifest:full-path="OleObj1" manifest:media-type="application/octet-stream"/>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Noto Sans" svg:font-family="'Noto Sans'"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loext:opacity="0%" style:font-name="Liberation Serif" fo:font-size="15pt" fo:font-weight="normal" fo:background-color="transparent" style:font-name-asian="Liberation Serif" style:font-name-complex="Liberation Serif"/>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style:text-properties style:use-window-font-color="true" loext:opacity="0%" style:font-name="Liberation Serif" fo:font-size="80pt" fo:font-weight="bold"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loext:opacity="0%" style:font-name="Liberation Serif" fo:font-size="12pt" fo:font-weight="normal"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loext:opacity="0%" style:font-name="Liberation Serif" fo:font-size="12pt" fo:font-weight="normal" officeooo:rsid="0010b6f1" officeooo:paragraph-rsid="0010b6f1"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loext:opacity="0%" style:font-name="Liberation Serif" fo:font-size="12pt" fo:font-weight="normal" officeooo:rsid="000c9e8a" officeooo:paragraph-rsid="000c9e8a"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loext:opacity="0%" style:font-name="Liberation Serif" fo:font-size="12pt" fo:font-weight="normal" officeooo:paragraph-rsid="000e8504"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loext:opacity="0%" style:font-name="Liberation Serif" fo:font-size="12pt" fo:font-style="italic" style:text-underline-style="none" fo:font-weight="normal" officeooo:rsid="000e8504" officeooo:paragraph-rsid="000f36b9" fo:background-color="transparent" style:font-name-asian="Liberation Serif" style:font-style-asian="italic" style:font-name-complex="Liberation Serif" style:font-style-complex="italic"/>
    </style:style>
    <style:style style:name="P10" style:family="paragraph" style:parent-style-name="Standard">
      <style:paragraph-properties fo:line-height="100%" fo:text-align="start" style:justify-single-word="false"/>
      <style:text-properties style:use-window-font-color="true" loext:opacity="0%" style:font-name="Liberation Serif" fo:font-size="12pt" fo:font-weight="normal" officeooo:rsid="000e8504" officeooo:paragraph-rsid="000f36b9" fo:background-color="transparent" style:font-name-asian="Liberation Serif" style:font-name-complex="Liberation Serif"/>
    </style:style>
    <style:style style:name="T1" style:family="text">
      <style:text-properties style:use-window-font-color="true" loext:opacity="0%" style:font-name="Calibri" fo:font-size="11pt" fo:font-weight="normal" fo:background-color="transparent" loext:char-shading-value="0" style:font-name-asian="Calibri" style:font-name-complex="Calibri"/>
    </style:style>
    <style:style style:name="T2" style:family="text">
      <style:text-properties fo:font-size="15pt" style:font-size-asian="15pt" style:font-size-complex="15pt"/>
    </style:style>
    <style:style style:name="T3" style:family="text">
      <style:text-properties officeooo:rsid="000f36b9"/>
    </style:style>
    <style:style style:name="T4" style:family="text">
      <style:text-properties officeooo:rsid="000e8504"/>
    </style:style>
    <style:style style:name="T5" style:family="text">
      <style:text-properties style:font-name="Calibri" fo:font-size="11pt" style:font-name-asian="Calibri" style:font-name-complex="Calibri"/>
    </style:style>
    <style:style style:name="T6" style:family="text">
      <style:text-properties style:font-name="Calibri" fo:font-size="11pt" officeooo:rsid="000f36b9" style:font-name-asian="Calibri" style:font-name-complex="Calibri"/>
    </style:style>
    <style:style style:name="T7" style:family="text">
      <style:text-properties style:use-window-font-color="true" loext:opacity="0%" style:font-name="Liberation Serif" fo:font-size="12pt" fo:font-weight="normal" fo:background-color="transparent" loext:char-shading-value="0" style:font-name-asian="Liberation Serif" style:font-name-complex="Liberation Serif"/>
    </style:style>
    <style:style style:name="fr1" style:family="graphic" style:parent-style-name="OLE">
      <style:graphic-properties style:vertical-pos="top" style:vertical-rel="baseline" draw:visible-area-left="0in" draw:visible-area-top="0in" draw:visible-area-width="1.9685in" draw:visible-area-height="1.9685in" draw:ole-draw-aspect="1"/>
    </style:style>
    <style:style style:name="fr2" style:family="graphic" style:parent-style-name="OLE">
      <style:graphic-properties style:vertical-pos="top" style:vertical-rel="baseline" style:horizontal-pos="center" style:horizontal-rel="paragraph" draw:visible-area-left="0in" draw:visible-area-top="0in" draw:visible-area-width="1.9685in" draw:visible-area-height="1.9685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BARA NAJIB<text:tab/><text:tab/><text:tab/><text:tab/> <text:s text:c="17"/>Groupe 08</text:p>
      <text:p text:style-name="P1">ARON AGOCS</text:p>
      <text:p text:style-name="P1">NOAH CORTANA</text:p>
      <text:p text:style-name="P1">CYRIL BARRALLO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SAÉ 1.04</text:p>
      <text:p text:style-name="P3"><text:span text:style-name="T1"/></text:p>
      <text:p text:style-name="P3"><text:span text:style-name="T1"/></text:p>
      <text:p text:style-name="P3"><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5"><text:soft-page-break/><text:span text:style-name="T2">Présentation :</text:span> </text:p>
      <text:p text:style-name="P2"><text:span text:style-name="T1"/></text:p>
      <text:p text:style-name="P5">Nous sommes une entreprise spécialisée dans la gestion et location de matériel événementiel. Nous proposons une large gamme de produits à louer, allant des enceintes aux systèmes d’éclairage pour les concerts. Nos clients et nos stocks sont présent dans plusieurs pays afin d'élargir notre clientèle.</text:p>
      <text:p text:style-name="P2"><text:span text:style-name="T1"/></text:p>
      <text:p text:style-name="P2"><text:span text:style-name="T1"/></text:p>
      <text:p text:style-name="P5">Particuliarité<text:span text:style-name="T3">s</text:span> importante<text:span text:style-name="T3">s</text:span> du modèle de donné : <text:s/></text:p>
      <text:p text:style-name="P2"><text:span text:style-name="T1"/></text:p>
      <text:p text:style-name="P5">Nous avons choisi de ne pas intégrer une table adresse car chaque stocks, fournisseurs et clients ont une adresse unique. </text:p>
      <text:p text:style-name="P5">Le prix HT de la table Location semble inutile (étant donné l'attribut quantité dans la table contient et le prix HT référence du produit), cependant nous l'avons intégré en cas de remise sur le prix de la location. <text:s/></text:p>
      <text:p text:style-name="P6">La table pays permet d’obtenir la tva d’un pays, afin de pouvoir calculer le prix TTC.</text:p>
      <text:p text:style-name="P5"/>
      <text:p text:style-name="P7">Les mcd et mld sont disposnible ici, <text:span text:style-name="T4">si nécessaire </text:span>: </text:p>
      <text:p text:style-name="P7">https://app.diagrams.net/?src=about#G1-8JlBRUPmWo-cJp_yXXeu4nDT7iSHu0q%23%7B%22pageId%22:%223WAgNqbMNq6i-Z5IFRg-%22%7D</text:p>
      <text:p text:style-name="P5"/>
      <text:p text:style-name="P5"/>
      <text:p text:style-name="P8"><text:span text:style-name="T4"><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text:span text:style-name="T5">Nous conseillons de regarder les MCD et MLD dans un navigateur</text:span><text:span text:style-name="T6"> pour une meilleur lisibilité.</text:span></text:p>
      <text:p text:style-name="P10"><text:span text:style-name="T1"/></text:p>
      <text:p text:style-name="P5">Voici notre modèle conceptuel de données (MCD) <text:s/>:</text:p>
      <text:p text:style-name="P2"><text:span text:style-name="T7"/></text:p>
      <text:p text:style-name="P2"><text:span text:style-name="T7"/></text:p>
      <text:p text:style-name="P2"><draw:frame draw:style-name="fr1" draw:name="Object1" text:anchor-type="as-char" svg:width="5.7709in" style:rel-width="scale" svg:height="3.4791in" style:rel-height="scale" draw:z-index="0"><draw:object-ole xlink:href="./OleObj1" xlink:type="simple" xlink:show="embed" xlink:actuate="onLoad"/><draw:image xlink:href="./ObjectReplacements/OleObj1" xlink:type="simple" xlink:show="embed" xlink:actuate="onLoad"/></draw:frame></text:p>
      <text:p text:style-name="P2"><draw:frame draw:style-name="fr1" draw:name="Object2" text:anchor-type="as-char" svg:width="5.5728in" style:rel-width="scale" svg:height="3.2291in" style:rel-height="scale" draw:z-index="1"><draw:object-ole xlink:href="./OleObj2" xlink:type="simple" xlink:show="embed" xlink:actuate="onLoad"/><draw:image xlink:href="./ObjectReplacements/OleObj2" xlink:type="simple" xlink:show="embed" xlink:actuate="onLoad"/></draw:frame></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1"/></text:p>
      <text:p text:style-name="P5"><text:soft-page-break/>Voici notre modèle logique de données (MLD) <text:s/>:</text:p>
      <text:p text:style-name="P2"><draw:frame draw:style-name="fr1" draw:name="Object3" text:anchor-type="as-char" svg:width="5.7709in" style:rel-width="scale" svg:height="3.448in" style:rel-height="scale" draw:z-index="2"><draw:object-ole xlink:href="./OleObj3" xlink:type="simple" xlink:show="embed" xlink:actuate="onLoad"/><draw:image xlink:href="./ObjectReplacements/OleObj3" xlink:type="simple" xlink:show="embed" xlink:actuate="onLoad"/></draw:frame></text:p>
      <text:p text:style-name="P2"><draw:frame draw:style-name="fr1" draw:name="Object4" text:anchor-type="as-char" svg:width="5.8402in" style:rel-width="scale" svg:height="3.3646in" style:rel-height="scale" draw:z-index="3"><draw:object-ole xlink:href="./OleObj4" xlink:type="simple" xlink:show="embed" xlink:actuate="onLoad"/><draw:image xlink:href="./ObjectReplacements/OleObj4" xlink:type="simple" xlink:show="embed" xlink:actuate="onLoad"/></draw:frame></text:p>
      <text:p text:style-name="P2"><draw:frame draw:style-name="fr2" draw:name="Object5" text:anchor-type="as-char" svg:width="5.5484in" style:rel-width="scale" svg:height="1.6146in" style:rel-height="scale" draw:z-index="4"><draw:object-ole xlink:href="./OleObj5" xlink:type="simple" xlink:show="embed" xlink:actuate="onLoad"/><draw:image xlink:href="./ObjectReplacements/OleObj5" xlink:type="simple" xlink:show="embed" xlink:actuate="onLoad"/></draw:frame></text:p>
      <text:p text:style-name="P2"><text:span text:style-name="T1"/></text:p>
      <text:p text:style-name="P2"><text:span text:style-name="T1"/></text:p>
      <text:p text:style-name="P2"><text:span text:style-name="T1"/></text:p>
      <text:p text:style-name="P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1T19:10:24.663287602</dc:date>
    <meta:editing-duration>PT40M51S</meta:editing-duration>
    <meta:editing-cycles>5</meta:editing-cycles>
    <meta:generator>LibreOffice/24.8.3.2$Linux_X86_64 LibreOffice_project/480$Build-2</meta:generator>
    <meta:print-date>2024-12-01T19:10:55.146283511</meta:print-date>
    <meta:printed-by>PDF files</meta:printed-by>
    <meta:document-statistic meta:table-count="0" meta:image-count="0" meta:object-count="5" meta:page-count="4" meta:paragraph-count="22" meta:word-count="182" meta:character-count="1238" meta:non-whitespace-character-count="1041"/>
  </office:meta>
</office:document-meta>
</file>